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”en”&gt;</text:p>
      <text:p text:style-name="Normal">&lt;head&gt;</text:p>
      <text:p text:style-name="Normal"><text:s text:c="2"/>&lt;meta charset=”UTF-8”&gt;</text:p>
      <text:p text:style-name="Normal"><text:s text:c="2"/>&lt;meta name=”viewport” content=”width=device-width, initial-scale=1.0”&gt;</text:p>
      <text:p text:style-name="Normal"><text:s text:c="2"/>&lt;title&gt;Snake Game&lt;/title&gt;</text:p>
      <text:p text:style-name="Normal"><text:s text:c="2"/>&lt;style&gt;</text:p>
      <text:p text:style-name="Normal"><text:s text:c="4"/>Body {</text:p>
      <text:p text:style-name="Normal"><text:s text:c="6"/>Margin: 0;</text:p>
      <text:p text:style-name="Normal"><text:s text:c="6"/>Display: flex;</text:p>
      <text:p text:style-name="Normal"><text:s text:c="6"/>Justify-content: center;</text:p>
      <text:p text:style-name="Normal"><text:s text:c="6"/>Align-items: center;</text:p>
      <text:p text:style-name="Normal"><text:s text:c="6"/>Height: 100vh;</text:p>
      <text:p text:style-name="Normal"><text:s text:c="6"/>Background: linear-gradient(to bottom, #87ceeb, #228B22);</text:p>
      <text:p text:style-name="Normal"><text:s text:c="6"/>Font-family: Arial, sans-serif;</text:p>
      <text:p text:style-name="Normal"><text:s text:c="4"/>}</text:p>
      <text:p text:style-name="Normal"><text:s text:c="4"/>#gameCanvas {</text:p>
      <text:p text:style-name="Normal"><text:s text:c="6"/>Background: #111;</text:p>
      <text:p text:style-name="Normal"><text:s text:c="6"/>Border: 5px solid #fff;</text:p>
      <text:p text:style-name="Normal"><text:s text:c="4"/>}</text:p>
      <text:p text:style-name="Normal"><text:s text:c="4"/>#score {</text:p>
      <text:p text:style-name="Normal"><text:s text:c="6"/>Position: absolute;</text:p>
      <text:p text:style-name="Normal"><text:s text:c="6"/>Top: 20px;</text:p>
      <text:p text:style-name="Normal"><text:s text:c="6"/>Font-size: 24px;</text:p>
      <text:p text:style-name="Normal"><text:s text:c="6"/>Font-weight: bold;</text:p>
      <text:p text:style-name="Normal"><text:s text:c="6"/>Color: white;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><text:s text:c="2"/>&lt;div id=”score”&gt;Score: 0&lt;/div&gt;</text:p>
      <text:p text:style-name="Normal"><text:s text:c="2"/>&lt;canvas id=”gameCanvas” width=”400” height=”400”&gt;&lt;/canvas&gt;</text:p>
      <text:p text:style-name="Normal"/>
      <text:p text:style-name="Normal"><text:s text:c="2"/>&lt;script&gt;</text:p>
      <text:p text:style-name="Normal"><text:s text:c="4"/>Const canvas = document.getElementById(“gameCanvas”);</text:p>
      <text:p text:style-name="Normal"><text:s text:c="4"/>Const ctx = canvas.getContext(“2d”);</text:p>
      <text:p text:style-name="Normal"/>
      <text:p text:style-name="Normal"><text:s text:c="4"/>Const box = 20; // grid size</text:p>
      <text:p text:style-name="Normal"><text:s text:c="4"/>Let snake = [{ x: 9 * box, y: 10 * box }];</text:p>
      <text:p text:style-name="Normal"><text:s text:c="4"/>Let direction;</text:p>
      <text:p text:style-name="Normal"><text:s text:c="4"/>Let food = {</text:p>
      <text:p text:style-name="Normal"><text:s text:c="6"/>X: Math.floor(Math.random() * 19) * box,</text:p>
      <text:p text:style-name="Normal"><text:s text:c="6"/>Y: Math.floor(Math.random() * 19) * box</text:p>
      <text:p text:style-name="Normal"><text:s text:c="4"/>};</text:p>
      <text:p text:style-name="Normal"><text:s text:c="4"/>Let score = 0;</text:p>
      <text:p text:style-name="Normal"/>
      <text:p text:style-name="Normal"><text:s text:c="4"/>Document.addEventListener(“keydown”, setDirection);</text:p>
      <text:p text:style-name="Normal"/>
      <text:p text:style-name="Normal"><text:s text:c="4"/>Function setDirection(event) {</text:p>
      <text:p text:style-name="Normal"><text:s text:c="6"/>If (event.key === “ArrowLeft” &amp;&amp; direction !== “RIGHT”) direction = “LEFT”;</text:p>
      <text:p text:style-name="Normal"><text:s text:c="6"/>Else if (event.key === “ArrowUp” &amp;&amp; direction !== “DOWN”) direction = “UP”;</text:p>
      <text:p text:style-name="Normal"><text:s text:c="6"/>Else if (event.key === “ArrowRight” &amp;&amp; direction !== “LEFT”) direction = “RIGHT”;</text:p>
      <text:p text:style-name="Normal"><text:s text:c="6"/>Else if (event.key === “ArrowDown” &amp;&amp; direction !== “UP”) direction = “DOWN”;</text:p>
      <text:p text:style-name="Normal"><text:s text:c="4"/>}</text:p>
      <text:p text:style-name="Normal"/>
      <text:p text:style-name="Normal"><text:s text:c="4"/>Function drawGame() {</text:p>
      <text:p text:style-name="Normal"><text:s text:c="6"/>Ctx.fillStyle = “#111”;</text:p>
      <text:p text:style-name="Normal"><text:s text:c="6"/>Ctx.fillRect(0, 0, canvas.width, canvas.height);</text:p>
      <text:p text:style-name="Normal"/>
      <text:p text:style-name="Normal"><text:s text:c="6"/>// Draw snake</text:p>
      <text:p text:style-name="Normal"><text:s text:c="6"/>For (let i = 0; i &lt; snake.length; i++) {</text:p>
      <text:p text:style-name="Normal"><text:s text:c="8"/>Ctx.fillStyle = i === 0 ? “lime” : “green”;</text:p>
      <text:p text:style-name="Normal"><text:s text:c="8"/>Ctx.fillRect(snake[i].x, snake[i].y, box, box);</text:p>
      <text:p text:style-name="Normal"><text:s text:c="8"/>Ctx.strokeStyle = “#111”;</text:p>
      <text:p text:style-name="Normal"><text:s text:c="8"/>Ctx.strokeRect(snake[i].x, snake[i].y, box, box);</text:p>
      <text:p text:style-name="Normal"><text:s text:c="6"/>}</text:p>
      <text:p text:style-name="Normal"/>
      <text:p text:style-name="Normal"><text:s text:c="6"/>// Draw food</text:p>
      <text:p text:style-name="Normal"><text:s text:c="6"/>Ctx.fillStyle = “red”;</text:p>
      <text:p text:style-name="Normal"><text:s text:c="6"/>Ctx.fillRect(food.x, food.y, box, box);</text:p>
      <text:p text:style-name="Normal"/>
      <text:p text:style-name="Normal"><text:s text:c="6"/>// Old head position</text:p>
      <text:p text:style-name="Normal"><text:s text:c="6"/>Let snakeX = snake[0].x;</text:p>
      <text:p text:style-name="Normal"><text:s text:c="6"/>Let snakeY = snake[0].y;</text:p>
      <text:p text:style-name="Normal"/>
      <text:p text:style-name="Normal"><text:s text:c="6"/>If (direction === “LEFT”) snakeX -= box;</text:p>
      <text:p text:style-name="Normal"><text:s text:c="6"/>If (direction === “UP”) snakeY -= box;</text:p>
      <text:p text:style-name="Normal"><text:s text:c="6"/>If (direction === “RIGHT”) snakeX += box;</text:p>
      <text:p text:style-name="Normal"><text:s text:c="6"/>If (direction === “DOWN”) snakeY += box;</text:p>
      <text:p text:style-name="Normal"/>
      <text:p text:style-name="Normal"><text:s text:c="6"/>// Eat food</text:p>
      <text:p text:style-name="Normal"><text:s text:c="6"/>If (snakeX === food.x &amp;&amp; snakeY === food.y) {</text:p>
      <text:p text:style-name="Normal"><text:s text:c="8"/>Score++;</text:p>
      <text:p text:style-name="Normal"><text:s text:c="8"/>Document.getElementById(“score”).innerText = “Score: “ + score;</text:p>
      <text:p text:style-name="Normal"><text:s text:c="8"/>Food = {</text:p>
      <text:p text:style-name="Normal"><text:s text:c="10"/>X: Math.floor(Math.random() * 19) * box,</text:p>
      <text:p text:style-name="Normal"><text:s text:c="10"/>Y: Math.floor(Math.random() * 19) * box</text:p>
      <text:p text:style-name="Normal"><text:s text:c="8"/>};</text:p>
      <text:p text:style-name="Normal"><text:s text:c="6"/>} else {</text:p>
      <text:p text:style-name="Normal"><text:s text:c="8"/>Snake.pop(); // remove tail</text:p>
      <text:p text:style-name="Normal"><text:s text:c="6"/>}</text:p>
      <text:p text:style-name="Normal"/>
      <text:p text:style-name="Normal"><text:s text:c="6"/>// Add new head</text:p>
      <text:p text:style-name="Normal"><text:s text:c="6"/>Const newHead = { x: snakeX, y: snakeY };</text:p>
      <text:p text:style-name="Normal"/>
      <text:p text:style-name="Normal"><text:s text:c="6"/>// Game over conditions</text:p>
      <text:p text:style-name="Normal"><text:s text:c="6"/>If (</text:p>
      <text:p text:style-name="Normal"><text:s text:c="8"/>snakeX &lt; 0 ||</text:p>
      <text:p text:style-name="Normal"><text:s text:c="8"/>snakeY &lt; 0 ||</text:p>
      <text:p text:style-name="Normal"><text:s text:c="8"/>snakeX ≥ canvas.width ||</text:p>
      <text:p text:style-name="Normal"><text:s text:c="8"/>snakeY ≥ canvas.height ||</text:p>
      <text:p text:style-name="Normal"><text:s text:c="8"/>collision(newHead, snake)</text:p>
      <text:p text:style-name="Normal"><text:s text:c="6"/>) {</text:p>
      <text:p text:style-name="Normal"><text:s text:c="8"/>clearInterval(game);</text:p>
      <text:p text:style-name="Normal"><text:s text:c="8"/>alert(“Game Over! Your score: “ + score);</text:p>
      <text:p text:style-name="Normal"><text:s text:c="6"/>}</text:p>
      <text:p text:style-name="Normal"/>
      <text:p text:style-name="Normal"><text:s text:c="6"/>Snake.unshift(newHead);</text:p>
      <text:p text:style-name="Normal"><text:s text:c="4"/>}</text:p>
      <text:p text:style-name="Normal"/>
      <text:p text:style-name="Normal"><text:s text:c="4"/>Function collision(head, array) {</text:p>
      <text:p text:style-name="Normal"><text:s text:c="6"/>For (let i = 0; i &lt; array.length; i++) {</text:p>
      <text:p text:style-name="Normal"><text:s text:c="8"/>If (head.x === array[i].x &amp;&amp; head.y === array[i].y) {</text:p>
      <text:p text:style-name="Normal"><text:s text:c="10"/>Return true;</text:p>
      <text:p text:style-name="Normal"><text:s text:c="8"/>}</text:p>
      <text:p text:style-name="Normal"><text:s text:c="6"/>}</text:p>
      <text:p text:style-name="Normal"><text:s text:c="6"/>Return false;</text:p>
      <text:p text:style-name="Normal"><text:s text:c="4"/>}</text:p>
      <text:p text:style-name="Normal"/>
      <text:p text:style-name="Normal"><text:s text:c="4"/>Const game = setInterval(drawGame, 100);</text:p>
      <text:p text:style-name="Normal"><text:s text:c="2"/>&lt;/script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hammad Hussnain</meta:initial-creator>
    <dc:creator>Muhammad Hussnain</dc:creator>
    <meta:creation-date>2025-09-03T12:16:00Z</meta:creation-date>
    <dc:date>2025-09-03T12:16:00Z</dc:date>
    <meta:template xlink:href="Normal.dotm" xlink:type="simple"/>
    <meta:editing-cycles>3</meta:editing-cycles>
    <meta:editing-duration>PT60S</meta:editing-duration>
    <meta:document-statistic meta:page-count="1" meta:paragraph-count="6" meta:word-count="494" meta:character-count="3307" meta:row-count="23" meta:non-whitespace-character-count="2819"/>
  </office:meta>
</office:document-meta>
</file>